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37d" officeooo:paragraph-rsid="000e7efe"/>
    </style:style>
    <style:style style:name="P2" style:family="paragraph" style:parent-style-name="Standard">
      <style:paragraph-properties fo:line-height="130%" fo:text-align="center" style:justify-single-word="false"/>
      <style:text-properties fo:font-size="16pt" officeooo:rsid="000ca37d" officeooo:paragraph-rsid="000e7efe" style:font-size-asian="16pt" style:font-size-complex="16pt"/>
    </style:style>
    <style:style style:name="P3" style:family="paragraph" style:parent-style-name="Standard">
      <style:paragraph-properties fo:line-height="130%" fo:text-align="center" style:justify-single-word="false"/>
      <style:text-properties fo:color="#000000" fo:font-size="16pt" fo:font-weight="normal" officeooo:rsid="000ca37d" officeooo:paragraph-rsid="000e7efe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rsid="000ca37d" officeooo:paragraph-rsid="000e7efe"/>
    </style:style>
    <style:style style:name="P5" style:family="paragraph" style:parent-style-name="Standard">
      <style:paragraph-properties fo:line-height="180%" fo:text-align="center" style:justify-single-word="false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80%" fo:text-align="center" style:justify-single-word="false"/>
      <style:text-properties fo:color="#000000" fo:font-size="12pt" officeooo:rsid="000ef46d" officeooo:paragraph-rsid="000ef4d7" style:font-size-asian="12pt" style:font-size-complex="12pt"/>
    </style:style>
    <style:style style:name="P7" style:family="paragraph" style:parent-style-name="Standard">
      <style:paragraph-properties fo:line-height="170%" fo:text-align="center" style:justify-single-word="false"/>
      <style:text-properties fo:font-size="16pt" officeooo:rsid="000ef46d" officeooo:paragraph-rsid="000ef4d7" style:font-size-asian="16pt" style:font-size-complex="16pt"/>
    </style:style>
    <style:style style:name="P8" style:family="paragraph" style:parent-style-name="Standard" style:master-page-name="Standard">
      <style:paragraph-properties fo:line-height="170%" fo:text-align="center" style:justify-single-word="false" style:page-number="auto"/>
      <style:text-properties fo:font-size="16pt" officeooo:rsid="000ef46d" officeooo:paragraph-rsid="000ef4d7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0.94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0.942cm" fo:min-width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822cm" fo:min-width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Força e Sabedoria</text:span><text:tab/><text:span text:style-name="T2">Anderson Freire [ 11 ]</text:span></text:p>
      <text:p text:style-name="P6"><draw:custom-shape text:anchor-type="paragraph" draw:z-index="3" draw:style-name="gr2" draw:text-style-name="P9" svg:width="0.366cm" svg:height="0.941cm" svg:x="9.273cm" svg:y="-0.27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9" draw:style-name="gr4" draw:text-style-name="P10" svg:width="0.689cm" svg:height="0.406cm" svg:x="9.883cm" svg:y="-0.004cm"><draw:text-box><text:p><text:span text:style-name="T3">2x</text:span></text:p></draw:text-box></draw:frame>Oh, oh, oh, oh, oh, oh, oh</text:p>
      <text:p text:style-name="P6">Óh, meu criador</text:p>
      <text:p text:style-name="P6">Lembrei-me do Teu grande amor</text:p>
      <text:p text:style-name="P6">Ele extravasa em mim causando fervor</text:p>
      <text:p text:style-name="P6">Minha mocidade vai algum dia terminar</text:p>
      <text:p text:style-name="P6">Enquanto houver força em mim</text:p>
      <text:p text:style-name="P6">Meu amanhã será linda recordação</text:p>
      <text:p text:style-name="P6">Aprendi olhando Salomão</text:p>
      <text:p text:style-name="P6"/>
      <text:p text:style-name="P6">Te dou toda a juventude que há em mim</text:p>
      <text:p text:style-name="P6">Quero transpirar de amor</text:p>
      <text:p text:style-name="P6">Te amo, Te amo, com obras, com fé</text:p>
      <text:p text:style-name="P6">Te dou toda a juventude que há em mim</text:p>
      <text:p text:style-name="P6">Quero transpirar de amor</text:p>
      <text:p text:style-name="P6"><draw:custom-shape text:anchor-type="paragraph" draw:z-index="2" draw:style-name="gr2" draw:text-style-name="P9" svg:width="0.366cm" svg:height="0.941cm" svg:x="10.119cm" svg:y="-0.27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6" draw:style-name="gr4" draw:text-style-name="P10" svg:width="1.403cm" svg:height="0.406cm" svg:x="10.677cm" svg:y="0.014cm"><draw:text-box><text:p><text:span text:style-name="T3">2x Final</text:span></text:p></draw:text-box></draw:frame>Te amo, Te amo, com obras, com fé</text:p>
      <text:p text:style-name="P6"><draw:custom-shape text:anchor-type="paragraph" draw:z-index="0" draw:style-name="gr1" draw:text-style-name="P9" svg:width="0.346cm" svg:height="0.941cm" svg:x="4.665cm" svg:y="-0.224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1" draw:style-name="gr2" draw:text-style-name="P9" svg:width="0.366cm" svg:height="0.941cm" svg:x="9.273cm" svg:y="-0.27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7" draw:style-name="gr4" draw:text-style-name="P10" svg:width="1.403cm" svg:height="0.406cm" svg:x="9.83cm" svg:y="0.014cm"><draw:text-box><text:p><text:span text:style-name="T3">4x Final</text:span></text:p></draw:text-box></draw:frame><draw:frame text:anchor-type="paragraph" draw:z-index="8" draw:style-name="gr4" draw:text-style-name="P10" svg:width="0.689cm" svg:height="0.406cm" svg:x="4.115cm" svg:y="-0.004cm"><draw:text-box><text:p><text:span text:style-name="T3">2x</text:span></text:p></draw:text-box></draw:frame>Oh, oh, oh, oh, oh, oh, oh</text:p>
      <text:p text:style-name="P6"/>
      <text:p text:style-name="P6"><draw:custom-shape text:anchor-type="paragraph" draw:z-index="4" draw:style-name="gr3" draw:text-style-name="P9" svg:width="0.366cm" svg:height="3.821cm" svg:x="10.437cm" svg:y="-0.3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 que vale a força, a sabedoria</text:p>
      <text:p text:style-name="P6"><draw:frame text:anchor-type="paragraph" draw:z-index="5" draw:style-name="gr4" draw:text-style-name="P10" svg:width="0.689cm" svg:height="0.406cm" svg:x="11.047cm" svg:y="0.42cm"><draw:text-box><text:p><text:span text:style-name="T3">2x</text:span></text:p></draw:text-box></draw:frame>Se o meu alvo não está em Ti</text:p>
      <text:p text:style-name="P6">De que vale a força, a sabedoria</text:p>
      <text:p text:style-name="P5">Se eu não me lançar, Senhor, pra Ti?</text:p>
      <text:p text:style-name="P7"><text:span text:style-name="T1">Força e Sabedoria</text:span><text:tab/><text:span text:style-name="T2">Anderson Freire [ 11 ]</text:span></text:p>
      <text:p text:style-name="P6"><draw:custom-shape text:anchor-type="paragraph" draw:z-index="13" draw:style-name="gr2" draw:text-style-name="P9" svg:width="0.366cm" svg:height="0.941cm" svg:x="9.273cm" svg:y="-0.27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9" draw:style-name="gr4" draw:text-style-name="P10" svg:width="0.689cm" svg:height="0.406cm" svg:x="9.883cm" svg:y="-0.004cm"><draw:text-box><text:p><text:span text:style-name="T3">2x</text:span></text:p></draw:text-box></draw:frame>Oh, oh, oh, oh, oh, oh, oh</text:p>
      <text:p text:style-name="P6">Óh, meu criador</text:p>
      <text:p text:style-name="P6">Lembrei-me do Teu grande amor</text:p>
      <text:p text:style-name="P6">Ele extravasa em mim causando fervor</text:p>
      <text:p text:style-name="P6">Minha mocidade vai algum dia terminar</text:p>
      <text:p text:style-name="P6">Enquanto houver força em mim</text:p>
      <text:p text:style-name="P6">Meu amanhã será linda recordação</text:p>
      <text:p text:style-name="P6">Aprendi olhando Salomão</text:p>
      <text:p text:style-name="P6"/>
      <text:p text:style-name="P6">Te dou toda a juventude que há em mim</text:p>
      <text:p text:style-name="P6">Quero transpirar de amor</text:p>
      <text:p text:style-name="P6">Te amo, Te amo, com obras, com fé</text:p>
      <text:p text:style-name="P6">Te dou toda a juventude que há em mim</text:p>
      <text:p text:style-name="P6">Quero transpirar de amor</text:p>
      <text:p text:style-name="P6"><draw:custom-shape text:anchor-type="paragraph" draw:z-index="12" draw:style-name="gr2" draw:text-style-name="P9" svg:width="0.366cm" svg:height="0.941cm" svg:x="10.119cm" svg:y="-0.27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6" draw:style-name="gr4" draw:text-style-name="P10" svg:width="1.403cm" svg:height="0.406cm" svg:x="10.677cm" svg:y="0.014cm"><draw:text-box><text:p><text:span text:style-name="T3">2x Final</text:span></text:p></draw:text-box></draw:frame>Te amo, Te amo, com obras, com fé</text:p>
      <text:p text:style-name="P6"><draw:custom-shape text:anchor-type="paragraph" draw:z-index="10" draw:style-name="gr1" draw:text-style-name="P9" svg:width="0.346cm" svg:height="0.941cm" svg:x="4.665cm" svg:y="-0.224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11" draw:style-name="gr2" draw:text-style-name="P9" svg:width="0.366cm" svg:height="0.941cm" svg:x="9.273cm" svg:y="-0.27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7" draw:style-name="gr4" draw:text-style-name="P10" svg:width="1.403cm" svg:height="0.406cm" svg:x="9.83cm" svg:y="0.014cm"><draw:text-box><text:p><text:span text:style-name="T3">4x Final</text:span></text:p></draw:text-box></draw:frame><draw:frame text:anchor-type="paragraph" draw:z-index="18" draw:style-name="gr4" draw:text-style-name="P10" svg:width="0.689cm" svg:height="0.406cm" svg:x="4.115cm" svg:y="-0.004cm"><draw:text-box><text:p><text:span text:style-name="T3">2x</text:span></text:p></draw:text-box></draw:frame>Oh, oh, oh, oh, oh, oh, oh</text:p>
      <text:p text:style-name="P6"/>
      <text:p text:style-name="P6"><draw:custom-shape text:anchor-type="paragraph" draw:z-index="14" draw:style-name="gr3" draw:text-style-name="P9" svg:width="0.366cm" svg:height="3.821cm" svg:x="10.437cm" svg:y="-0.3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 que vale a força, a sabedoria</text:p>
      <text:p text:style-name="P6"><draw:frame text:anchor-type="paragraph" draw:z-index="15" draw:style-name="gr4" draw:text-style-name="P10" svg:width="0.689cm" svg:height="0.406cm" svg:x="11.047cm" svg:y="0.42cm"><draw:text-box><text:p><text:span text:style-name="T3">2x</text:span></text:p></draw:text-box></draw:frame>Se o meu alvo não está em Ti</text:p>
      <text:p text:style-name="P6">De que vale a força, a sabedoria</text:p>
      <text:p text:style-name="P5">Se eu não me lançar, Senhor, pra Ti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38:14.468245201</dc:date>
    <meta:editing-cycles>9</meta:editing-cycles>
    <meta:editing-duration>PT16M6S</meta:editing-duration>
    <meta:generator>LibreOffice/4.4.6.3$Linux_X86_64 LibreOffice_project/40m0$Build-3</meta:generator>
    <meta:document-statistic meta:table-count="0" meta:image-count="0" meta:object-count="0" meta:page-count="1" meta:paragraph-count="40" meta:word-count="254" meta:character-count="1216" meta:non-whitespace-character-count="1002"/>
  </office:meta>
</office:document-meta>
</file>